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ialog" svg:font-family="Dialog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10.27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9.46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.70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Export_20_Worksheet">
      <style:table-properties table:display="true" style:writing-mode="lr-tb"/>
    </style:style>
    <style:style style:name="ta2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ialog" fo:font-size="11pt" fo:font-style="normal" fo:text-shadow="none" style:text-underline-style="none" fo:font-weight="normal" style:font-size-asian="11pt" style:font-style-asian="normal" style:font-weight-asian="normal" style:font-name-complex="Dialog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ort 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HACAMA_BIRIMI_KODU</text:p>
          </table:table-cell>
          <table:table-cell office:value-type="string" calcext:value-type="string">
            <text:p>PERSONEL.FGET_ISYERI_ADI2(A.HACAMA_BIRIMI_KODU)</text:p>
          </table:table-cell>
          <table:table-cell office:value-type="string" calcext:value-type="string">
            <text:p>MALZEME_KODU</text:p>
          </table:table-cell>
          <table:table-cell office:value-type="string" calcext:value-type="string">
            <text:p>STOK.FGET_MALZEME_ADI(B.MALZEME_KODU,2023)</text:p>
          </table:table-cell>
          <table:table-cell office:value-type="string" calcext:value-type="string">
            <text:p>BIRIMI</text:p>
          </table:table-cell>
          <table:table-cell office:value-type="string" calcext:value-type="string">
            <text:p>CINSI</text:p>
          </table:table-cell>
          <table:table-cell office:value-type="string" calcext:value-type="string">
            <text:p>OLCU_BIRIMI</text:p>
          </table:table-cell>
          <table:table-cell office:value-type="string" calcext:value-type="string">
            <text:p>OLCUSU</text:p>
          </table:table-cell>
          <table:table-cell office:value-type="string" calcext:value-type="string">
            <text:p>SUM(MIKTAR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8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40MM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90000</text:p>
          </table:table-cell>
          <table:table-cell office:value-type="string" calcext:value-type="string">
            <text:p>SU VE ATIKSU TEKNOLOJİLERİ DAİRESİ BAŞKANLIĞI</text:p>
          </table:table-cell>
          <table:table-cell office:value-type="string" calcext:value-type="string">
            <text:p>15012060701280413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32M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8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40MM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90000</text:p>
          </table:table-cell>
          <table:table-cell office:value-type="string" calcext:value-type="string">
            <text:p>SU VE ATIKSU TEKNOLOJİLERİ DAİRESİ BAŞKANLIĞI</text:p>
          </table:table-cell>
          <table:table-cell office:value-type="string" calcext:value-type="string">
            <text:p>15012060701280412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32M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02</text:p>
          </table:table-cell>
          <table:table-cell office:value-type="string" calcext:value-type="string">
            <text:p>ÇİFT KÜRESEL VANALI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32MM</text:p>
          </table:table-cell>
          <table:table-cell table:style-name="ce2" office:value-type="float" office:value="1453" calcext:value-type="float">
            <text:p>1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6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40MM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9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40MM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4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32MM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2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32MM</text:p>
          </table:table-cell>
          <table:table-cell table:style-name="ce2" office:value-type="float" office:value="615" calcext:value-type="float">
            <text:p>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02</text:p>
          </table:table-cell>
          <table:table-cell office:value-type="string" calcext:value-type="string">
            <text:p>ÇİFT KÜRESEL VANALI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32MM</text:p>
          </table:table-cell>
          <table:table-cell table:style-name="ce2" office:value-type="float" office:value="2920" calcext:value-type="float">
            <text:p>2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02</text:p>
          </table:table-cell>
          <table:table-cell office:value-type="string" calcext:value-type="string">
            <text:p>ÇİFT KÜRESEL VANALI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32MM</text:p>
          </table:table-cell>
          <table:table-cell table:style-name="ce2" office:value-type="float" office:value="1930" calcext:value-type="float">
            <text:p>19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7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40MM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6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40MM</text:p>
          </table:table-cell>
          <table:table-cell table:style-name="ce2" office:value-type="float" office:value="572" calcext:value-type="float">
            <text:p>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9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40MM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5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32MM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9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40MM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6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40MM</text:p>
          </table:table-cell>
          <table:table-cell table:style-name="ce2" office:value-type="float" office:value="685" calcext:value-type="float">
            <text:p>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4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32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8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40MM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3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32MM</text:p>
          </table:table-cell>
          <table:table-cell table:style-name="ce2" office:value-type="float" office:value="279" calcext:value-type="float">
            <text:p>2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3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32MM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4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50XQ32MM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5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32MM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1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40MM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5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32MM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90000</text:p>
          </table:table-cell>
          <table:table-cell office:value-type="string" calcext:value-type="string">
            <text:p>SU VE ATIKSU TEKNOLOJİLERİ DAİRESİ BAŞKANLIĞI</text:p>
          </table:table-cell>
          <table:table-cell office:value-type="string" calcext:value-type="string">
            <text:p>15012060701280402</text:p>
          </table:table-cell>
          <table:table-cell office:value-type="string" calcext:value-type="string">
            <text:p>ÇİFT KÜRESEL VANALI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00XQ32M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2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32MM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1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40M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2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32MM</text:p>
          </table:table-cell>
          <table:table-cell table:style-name="ce2" office:value-type="float" office:value="643" calcext:value-type="float">
            <text:p>6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20000</text:p>
          </table:table-cell>
          <table:table-cell office:value-type="string" calcext:value-type="string">
            <text:p>ABONE İŞLERİ 1. BÖLGE DAİRESİ BAŞKANLIĞI</text:p>
          </table:table-cell>
          <table:table-cell office:value-type="string" calcext:value-type="string">
            <text:p>15012060701280417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40MM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3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200XQ32MM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30000</text:p>
          </table:table-cell>
          <table:table-cell office:value-type="string" calcext:value-type="string">
            <text:p>ABONE İŞLERİ 2. BÖLGE DAİRESİ BAŞKANLIĞI</text:p>
          </table:table-cell>
          <table:table-cell office:value-type="string" calcext:value-type="string">
            <text:p>15012060701280417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150XQ40MM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10000</text:p>
          </table:table-cell>
          <table:table-cell office:value-type="string" calcext:value-type="string">
            <text:p>ABONE İŞLERİ 3. BÖLGE DAİRESİ BAŞKANLIĞI</text:p>
          </table:table-cell>
          <table:table-cell office:value-type="string" calcext:value-type="string">
            <text:p>15012060701280411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40MM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090000</text:p>
          </table:table-cell>
          <table:table-cell office:value-type="string" calcext:value-type="string">
            <text:p>SU VE ATIKSU TEKNOLOJİLERİ DAİRESİ BAŞKANLIĞI</text:p>
          </table:table-cell>
          <table:table-cell office:value-type="string" calcext:value-type="string">
            <text:p>15012060701280415</text:p>
          </table:table-cell>
          <table:table-cell office:value-type="string" calcext:value-type="string">
            <text:p>ÇİFT KÜRESELLİ VANA PRİZ KOLYE SETİ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DN300XQ32M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2"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elect  A.HACAMA_BIRIMI_KODU,personel.fget_isyeri_adi2(A.HACAMA_BIRIMI_KODU),b.malzeme_kodu,stok.fget_malzeme_adi(b.malzeme_kodu,2023),c.birimi,c.cinsi,c.olcu_birimi,c.olcusu,sum(miktar) </text:p>
            <text:p>from stkmt205 a, stkdt205 b,stkmt060 c </text:p>
            <text:p>where a.talep_id=b.talep_id </text:p>
            <text:p>and b.malzeme_kodu=c.malzeme_kodu</text:p>
            <text:p>and c.islem_yili=2023</text:p>
            <text:p>and a.belge_tipi=1 </text:p>
            <text:p>and a.durum_tipi=1 </text:p>
            <text:p>and hareket_cesidi=7 </text:p>
            <text:p/>
            <text:p>and giris_cikis='C' </text:p>
            <text:p>and (a.talep_id like '2023%') </text:p>
            <text:p>and ambar_kodu in  </text:p>
            <text:p>(select ambar_kodu from stklt012) </text:p>
            <text:p>and (b.malzeme_kodu like '1501206070128040%' or b.malzeme_kodu like '1501206070128041%') </text:p>
            <text:p>group by A.HACAMA_BIRIMI_KODU,personel.fget_isyeri_adi2(A.HACAMA_BIRIMI_KODU),b.malzeme_kodu,stok.fget_malzeme_adi(b.malzeme_kodu,2023),c.birimi,c.cinsi,c.olcu_birimi,c.olcusu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ialog" svg:font-family="Dialog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QL" style:display-name="PageStyle_SQ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20_Worksheet" style:display-name="PageStyle_Export Work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5:46:22</meta:creation-date>
    <meta:initial-creator>Apache POI</meta:initial-creator>
    <dc:language>tr-TR</dc:language>
    <dc:date>2023-07-22T20:12:37</dc:date>
    <meta:editing-cycles>1</meta:editing-cycles>
    <meta:editing-duration>P0D</meta:editing-duration>
    <meta:generator>LibreOffice/7.3.7.2$Linux_X86_64 LibreOffice_project/30$Build-2</meta:generator>
    <meta:document-statistic meta:table-count="2" meta:cell-count="248" meta:object-count="0"/>
    <meta:user-defined meta:name="AppVersion">15.0000</meta:user-defined>
  </office:meta>
</office:document-meta>
</file>